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44cm" fo:min-width="4.71cm"/>
    </style:style>
    <style:style style:name="gr2" style:family="graphic" style:parent-style-name="standard">
      <style:graphic-properties draw:textarea-horizontal-align="justify" draw:textarea-vertical-align="middle" draw:auto-grow-height="false" fo:min-height="2.444cm" fo:min-width="5.69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366cm" svg:height="3.81cm" svg:x="9.89cm" svg:y="7.477cm">
          <text:p text:style-name="P1">Keep La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763cm" svg:height="3.81cm" svg:x="2.143cm" svg:y="2.905cm">
          <text:p text:style-name="P1">Prepare Lane Change Left</text:p>
          <text:p text:style-name="P1">PLC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8.763cm" svg:height="3.81cm" svg:x="17.256cm" svg:y="2.905cm">
          <text:p text:style-name="P1">Prepare Lane Change Right</text:p>
          <text:p text:style-name="P1">PLC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8.763cm" svg:height="3.81cm" svg:x="2.27cm" svg:y="13.827cm">
          <text:p text:style-name="P1">Lane Change Left</text:p>
          <text:p text:style-name="P1">LC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8.763cm" svg:height="3.81cm" svg:x="17.256cm" svg:y="13.827cm">
          <text:p text:style-name="P1">Lane Change Right</text:p>
          <text:p text:style-name="P1">LC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9.89cm" svg:y1="9.382cm" svg:x2="6.524cm" svg:y2="6.715cm" draw:start-shape="id1" draw:start-glue-point="6" draw:end-shape="id2" svg:d="M9890 9382c-2244 0-3366-889-3366-2667" svg:viewBox="0 0 3367 2668">
          <text:p/>
        </draw:connector>
        <draw:connector draw:style-name="gr3" draw:text-style-name="P2" draw:layer="layout" draw:type="curve" svg:x1="17.256cm" svg:y1="9.382cm" svg:x2="21.637cm" svg:y2="6.715cm" draw:start-shape="id1" draw:start-glue-point="10" draw:end-shape="id3" svg:d="M17256 9382c2921 0 4381-889 4381-2667" svg:viewBox="0 0 4382 2668">
          <text:p/>
        </draw:connector>
        <draw:connector draw:style-name="gr3" draw:text-style-name="P2" draw:layer="layout" draw:type="curve" svg:x1="6.525cm" svg:y1="6.715cm" svg:x2="6.652cm" svg:y2="13.827cm" draw:start-shape="id2" draw:start-glue-point="8" draw:end-shape="id4" draw:end-glue-point="4" svg:d="M6525 6715c0 5335 127 1780 127 7112" svg:viewBox="0 0 128 7113">
          <text:p/>
        </draw:connector>
        <draw:connector draw:style-name="gr3" draw:text-style-name="P2" draw:layer="layout" draw:type="curve" svg:x1="21.638cm" svg:y1="6.715cm" svg:x2="21.638cm" svg:y2="13.827cm" draw:start-shape="id3" draw:start-glue-point="8" draw:end-shape="id5" draw:end-glue-point="4" svg:d="M21638 6715v7112" svg:viewBox="0 0 1 7113">
          <text:p/>
        </draw:connector>
        <draw:connector draw:style-name="gr3" draw:text-style-name="P2" draw:layer="layout" draw:type="curve" svg:x1="26.019cm" svg:y1="4.81cm" svg:x2="26.019cm" svg:y2="4.81cm" draw:start-shape="id3" draw:start-glue-point="10" draw:end-shape="id3" svg:d="M26019 4810z" svg:viewBox="0 0 1 1">
          <text:p/>
        </draw:connector>
        <draw:connector draw:style-name="gr3" draw:text-style-name="P2" draw:layer="layout" draw:type="curve" draw:line-skew="0cm 9.9cm" svg:x1="9.623cm" svg:y1="3.463cm" svg:x2="9.623cm" svg:y2="6.157cm" draw:start-shape="id2" draw:start-glue-point="11" draw:end-shape="id2" draw:end-glue-point="9" svg:d="M9623 3463c0-1588 1918-1059 1918 1347 0 2407-1918 2937-1918 1347" svg:viewBox="0 0 1919 4509">
          <text:p/>
        </draw:connector>
        <draw:connector draw:style-name="gr3" draw:text-style-name="P2" draw:layer="layout" draw:type="curve" svg:x1="18.539cm" svg:y1="3.463cm" svg:x2="18.539cm" svg:y2="6.157cm" draw:start-shape="id3" draw:start-glue-point="5" draw:end-shape="id3" draw:end-glue-point="7" svg:d="M18539 3463c0-1588-1785-1059-1785 1347 0 2407 1785 2937 1785 1347" svg:viewBox="0 0 1786 4509">
          <text:p/>
        </draw:connector>
        <draw:connector draw:style-name="gr3" draw:text-style-name="P2" draw:layer="layout" draw:type="curve" svg:x1="11.033cm" svg:y1="15.732cm" svg:x2="13.573cm" svg:y2="11.287cm" draw:start-shape="id4" draw:start-glue-point="10" draw:end-shape="id1" draw:end-glue-point="8" svg:d="M11033 15732c1694 0 2540-1481 2540-4445" svg:viewBox="0 0 2541 4446">
          <text:p/>
        </draw:connector>
        <draw:connector draw:style-name="gr3" draw:text-style-name="P2" draw:layer="layout" draw:type="curve" svg:x1="17.256cm" svg:y1="15.732cm" svg:x2="13.573cm" svg:y2="11.287cm" draw:start-shape="id5" draw:start-glue-point="6" draw:end-shape="id1" draw:end-glue-point="8" svg:d="M17256 15732c-2456 0-3683-1481-3683-4445" svg:viewBox="0 0 3684 44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1T18:04:46.248991798</meta:creation-date>
    <dc:date>2018-08-31T18:18:49.573994235</dc:date>
    <meta:editing-duration>PT3M33S</meta:editing-duration>
    <meta:editing-cycles>1</meta:editing-cycles>
    <meta:document-statistic meta:object-count="14"/>
    <meta:generator>LibreOffice/5.1.6.2$Linux_X86_64 LibreOffice_project/10m0$Build-2</meta:generator>
  </office:meta>
</office:document-meta>
</file>